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0014b7" officeooo:paragraph-rsid="000014b7" style:font-size-asian="10pt" style:font-size-complex="10pt"/>
    </style:style>
    <style:style style:name="P2" style:family="paragraph" style:parent-style-name="Standard">
      <style:text-properties style:font-name="Liberation Sans" officeooo:rsid="000014b7" officeooo:paragraph-rsid="000014b7"/>
    </style:style>
    <style:style style:name="P3" style:family="paragraph" style:parent-style-name="Standard">
      <style:text-properties style:font-name="Liberation Sans" fo:font-weight="bold" officeooo:rsid="000014b7" officeooo:paragraph-rsid="000014b7" style:font-weight-asian="bold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014b7" officeooo:paragraph-rsid="000014b7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014b7" officeooo:paragraph-rsid="00034c91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08a8a" officeooo:paragraph-rsid="00034c91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34c91" officeooo:paragraph-rsid="00034c91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0014b7" officeooo:paragraph-rsid="000014b7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Liberation Sans" fo:font-weight="bold" officeooo:rsid="000014b7" officeooo:paragraph-rsid="000014b7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Courier 10 Pitch" officeooo:rsid="000014b7" officeooo:paragraph-rsid="000014b7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style:font-name="Liberation Sans" officeooo:rsid="000014b7" officeooo:paragraph-rsid="000014b7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style:font-name="Courier 10 Pitch" officeooo:rsid="000014b7" officeooo:paragraph-rsid="000014b7"/>
    </style:style>
    <style:style style:name="P13" style:family="paragraph" style:parent-style-name="Heading">
      <style:text-properties officeooo:paragraph-rsid="000014b7"/>
    </style:style>
    <style:style style:name="P14" style:family="paragraph" style:parent-style-name="Title">
      <style:text-properties style:font-name="Liberation Sans"/>
    </style:style>
    <style:style style:name="P15" style:family="paragraph" style:parent-style-name="Heading_20_1">
      <style:text-properties style:font-name="Liberation Sans"/>
    </style:style>
    <style:style style:name="P16" style:family="paragraph" style:parent-style-name="Heading_20_2" style:list-style-name="">
      <style:text-properties officeooo:paragraph-rsid="0006cb25"/>
    </style:style>
    <style:style style:name="P17" style:family="paragraph" style:parent-style-name="Heading_20_2">
      <style:paragraph-properties fo:break-before="page"/>
      <style:text-properties officeooo:paragraph-rsid="0006cb25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08a8a" officeooo:paragraph-rsid="00034c91"/>
    </style:style>
    <style:style style:name="P19" style:family="paragraph" style:parent-style-name="Footer">
      <style:text-properties style:font-name="Courier New" fo:font-size="9pt" officeooo:rsid="001897ba" officeooo:paragraph-rsid="0006cb25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8a8a" style:font-weight-asian="bold" style:font-weight-complex="bold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fo:font-size="10pt" style:font-size-asian="10pt" style:font-size-complex="10pt"/>
    </style:style>
    <style:style style:name="T5" style:family="text">
      <style:text-properties style:font-name="Liberation Sans" fo:font-weight="bold" style:font-weight-asian="bold" style:font-weight-complex="bold"/>
    </style:style>
    <style:style style:name="T6" style:family="text">
      <style:text-properties officeooo:rsid="00008a8a"/>
    </style:style>
    <style:style style:name="T7" style:family="text">
      <style:text-properties officeooo:rsid="00034c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troduction to Fedora Linux</text:p>
      <text:h text:style-name="P15" text:outline-level="1">Installing software</text:h>
      <text:p text:style-name="P2"/>
      <text:p text:style-name="P2"><text:span text:style-name="T1">Program:</text:span> yum. Requires sudo/root login</text:p>
      <text:p text:style-name="P2"/>
      <text:p text:style-name="P4">yum search</text:p>
      <text:p text:style-name="P4"/>
      <text:p text:style-name="P4">yum install &lt;package names separated by a space&gt;</text:p>
      <text:p text:style-name="P4">yum reinstall &lt;package names separated by a space&gt;</text:p>
      <text:p text:style-name="P4">yum erase &lt;package names separated by a space&gt;</text:p>
      <text:p text:style-name="P4"/>
      <text:p text:style-name="P4">yum check-update</text:p>
      <text:p text:style-name="P4">yum update</text:p>
      <text:p text:style-name="P4"/>
      <text:p text:style-name="P4">yum clean all/dbcache/headers/...</text:p>
      <text:p text:style-name="P4">yum list all/available/extras/...</text:p>
      <text:p text:style-name="P4"/>
      <text:p text:style-name="P4">yum groups install/info/list/...</text:p>
      <text:p text:style-name="P4"/>
      <text:p text:style-name="P4">yum history ...</text:p>
      <text:p text:style-name="P8"/>
      <text:p text:style-name="P2"/>
      <text:h text:style-name="P15" text:outline-level="1">Linux Filesystem (Filesystem Hierarchy Standard)</text:h>
      <text:p text:style-name="P2"/>
      <text:p text:style-name="P2"><text:s text:c="4"/><text:span text:style-name="T4">- / <text:s text:c="20"/>: Beginning of the directory tree.</text:span></text:p>
      <text:p text:style-name="P1"><text:s text:c="8"/>|- boot <text:s text:c="12"/>: Linux kernel and boot loader files.</text:p>
      <text:p text:style-name="P1"><text:s text:c="8"/>|- bin, /usr/bin <text:s text:c="3"/>: System programs.</text:p>
      <text:p text:style-name="P1"><text:s text:c="8"/>|- sbin, /usr/sbin <text:s/>: Programs for system administration.</text:p>
      <text:p text:style-name="P1"><text:s text:c="8"/>|- dev <text:s text:c="13"/>: Devices (which are treated like files).</text:p>
      <text:p text:style-name="P1"><text:s text:c="8"/>|- etc <text:s text:c="13"/>: Configuration files.</text:p>
      <text:p text:style-name="P1"><text:s text:c="8"/>|- home <text:s text:c="12"/>: Home directories for each user.</text:p>
      <text:p text:style-name="P1"><text:s text:c="8"/>| <text:s text:c="2"/>|- student</text:p>
      <text:p text:style-name="P1"><text:s text:c="8"/>| <text:s text:c="2"/>|- ashwith</text:p>
      <text:p text:style-name="P1"><text:s text:c="8"/>|- lib, /usr/lib <text:s text:c="3"/>: Shared libraries (like DLLs in windows but all in</text:p>
      <text:p text:style-name="P1"><text:s text:c="8"/>| <text:s text:c="20"/>one place)</text:p>
      <text:p text:style-name="P1"><text:s text:c="8"/>|- media <text:s text:c="11"/>: Mount points for HDDs, etc.</text:p>
      <text:p text:style-name="P1"><text:s text:c="8"/>|- mnt <text:s text:c="13"/>: Mount points for temporary devices (CDs, etc).</text:p>
      <text:p text:style-name="P1"><text:s text:c="8"/>|- opt <text:s text:c="13"/>: Apps not part of the distro which do not fit into </text:p>
      <text:p text:style-name="P1"><text:s text:c="8"/>| <text:s text:c="20"/>/usr/local</text:p>
      <text:p text:style-name="P1"><text:s text:c="8"/>|- proc <text:s text:c="12"/>: Virtual directory which contains files to kernel </text:p>
      <text:p text:style-name="P1"><text:s text:c="8"/>| <text:s text:c="20"/>info.</text:p>
      <text:p text:style-name="P1"><text:s text:c="8"/>|- root <text:s text:c="12"/>: Superuser's home directory.</text:p>
      <text:p text:style-name="P1"><text:s text:c="8"/>|- run <text:s text:c="13"/>: Volatile runtime data</text:p>
      <text:p text:style-name="P1"><text:s text:c="8"/>|- srv <text:s text:c="13"/>: Site-specific data which is served by the system</text:p>
      <text:p text:style-name="P1"><text:s text:c="8"/>|- sys <text:s text:c="13"/>: Similar to /proc but specific to hot-plug devices</text:p>
      <text:p text:style-name="P1"><text:s text:c="8"/>|- tmp <text:s text:c="13"/>: Temporary area for programs.</text:p>
      <text:p text:style-name="P1"><text:s text:c="8"/>|- usr <text:s text:c="13"/>: User applications.</text:p>
      <text:p text:style-name="P1"><text:soft-page-break/><text:s text:c="8"/>|- var <text:s text:c="13"/>: Variable data which changes as the system is </text:p>
      <text:p text:style-name="P1"><text:s text:c="8"/>| <text:s text:c="20"/>running.</text:p>
      <text:p text:style-name="P1"><text:s text:c="8"/>|- lost+found <text:s text:c="6"/>: Files to restore after a system crash or if a </text:p>
      <text:p text:style-name="P1"><text:s text:c="8"/>| <text:s text:c="20"/>partition </text:p>
      <text:p text:style-name="P1"><text:s text:c="8"/>| <text:s text:c="20"/>isn't unmounted before shutdown.</text:p>
      <text:p text:style-name="P1"><text:s text:c="8"/>|- /usr/local <text:s text:c="6"/>: Apps not part of the distro which need to be </text:p>
      <text:p text:style-name="P1"><text:s text:c="8"/>| <text:s text:c="20"/>compiled and installed "unix-style"</text:p>
      <text:p text:style-name="P2"/>
      <text:h text:style-name="Heading_20_1" text:outline-level="1">BASH Shell</text:h>
      <text:h text:style-name="Heading_20_2" text:outline-level="2">Commands:</text:h>
      <text:p text:style-name="Heading"><text:s text:c="4"/>1. Filesystem handling</text:p>
      <text:p text:style-name="P8"><text:s text:c="8"/><text:span text:style-name="T3">cd <text:s/>cd ~ <text:s text:c="3"/>cd ~ashwith</text:span></text:p>
      <text:p text:style-name="P4"><text:s text:c="4"/>pwd</text:p>
      <text:p text:style-name="P4"><text:s text:c="4"/>ls</text:p>
      <text:p text:style-name="P4"><text:s text:c="4"/>mkdir</text:p>
      <text:p text:style-name="P4"><text:s text:c="4"/>rmdir</text:p>
      <text:p text:style-name="P4"><text:s text:c="4"/>rm</text:p>
      <text:p text:style-name="P4"><text:s text:c="4"/>cp</text:p>
      <text:p text:style-name="P4"><text:s text:c="4"/>mv</text:p>
      <text:p text:style-name="Heading"><text:s text:c="4"/>2. Environment Setup</text:p>
      <text:p text:style-name="P8"><text:s text:c="4"/><text:span text:style-name="T3"><text:s text:c="2"/>export</text:span></text:p>
      <text:p text:style-name="P4"><text:s text:c="4"/>env</text:p>
      <text:p text:style-name="P4"><text:s text:c="4"/>unset</text:p>
      <text:p text:style-name="P4"><text:s text:c="4"/>set</text:p>
      <text:p text:style-name="P4"><text:s text:c="4"/>alias</text:p>
      <text:p text:style-name="Heading"><text:s text:c="4"/>3. Searching Files &amp; Strings</text:p>
      <text:p text:style-name="P8"><text:s text:c="9"/><text:span text:style-name="T3">find</text:span></text:p>
      <text:p text:style-name="P4"><text:s text:c="4"/>grep</text:p>
      <text:p text:style-name="P13"><text:s text:c="4"/>4. Permissions</text:p>
      <text:p text:style-name="P8"><text:s text:c="8"/><text:span text:style-name="T3">su</text:span></text:p>
      <text:p text:style-name="P4"><text:s text:c="4"/>sudo</text:p>
      <text:p text:style-name="P4"><text:s text:c="4"/>chmod</text:p>
      <text:p text:style-name="P4"><text:s text:c="4"/>chown</text:p>
      <text:p text:style-name="P4"><text:s text:c="4"/>chgrp</text:p>
      <text:p text:style-name="P2"><text:s text:c="4"/></text:p>
      <text:p text:style-name="Heading"><text:s text:c="4"/>5. Archive Handling</text:p>
      <text:p text:style-name="P8"><text:s text:c="2"/><text:span text:style-name="T3"><text:s text:c="3"/>tar</text:span></text:p>
      <text:p text:style-name="P4"><text:s text:c="4"/>zip</text:p>
      <text:p text:style-name="P4"><text:s text:c="4"/>unzip</text:p>
      <text:p text:style-name="Heading"><text:soft-page-break/><text:s text:c="4"/>6. Process Management</text:p>
      <text:p text:style-name="P4"><text:s text:c="4"/>ps</text:p>
      <text:p text:style-name="P4"><text:s text:c="4"/>top</text:p>
      <text:p text:style-name="P4"><text:s text:c="4"/>kill</text:p>
      <text:p text:style-name="P4"><text:s text:c="4"/>bg</text:p>
      <text:p text:style-name="P4"><text:s text:c="4"/>fg</text:p>
      <text:p text:style-name="P4"><text:s text:c="4"/>jobs</text:p>
      <text:p text:style-name="Heading"><text:s text:c="4"/>7. File I/O</text:p>
      <text:p text:style-name="P4"><text:s text:c="4"/>cat</text:p>
      <text:p text:style-name="P4"><text:s text:c="4"/>less</text:p>
      <text:p text:style-name="P4"><text:s text:c="4"/>more</text:p>
      <text:p text:style-name="P4"><text:s text:c="4"/>head</text:p>
      <text:p text:style-name="P4"><text:s text:c="4"/>tail</text:p>
      <text:p text:style-name="Heading"><text:s text:c="4"/>8. Disk Management</text:p>
      <text:p text:style-name="P4"><text:s text:c="4"/>du</text:p>
      <text:p text:style-name="P4"><text:s text:c="4"/>df</text:p>
      <text:p text:style-name="P4"><text:s text:c="4"/>dd</text:p>
      <text:p text:style-name="P13"><text:s text:c="4"/>9. Miscellaneous</text:p>
      <text:p text:style-name="P4"><text:s text:c="4"/>id</text:p>
      <text:p text:style-name="P4"><text:s text:c="4"/>tee</text:p>
      <text:p text:style-name="P4"><text:s text:c="4"/>wc</text:p>
      <text:p text:style-name="P4"><text:s text:c="4"/>I/O Redirection</text:p>
      <text:p text:style-name="P5"><text:s text:c="4"/>Command Piping</text:p>
      <text:h text:style-name="Heading_20_2" text:outline-level="2">Resources</text:h>
      <text:p text:style-name="P5">man pages</text:p>
      <text:p text:style-name="P5"><text:span text:style-name="T7">http://</text:span>www.linux.org</text:p>
      <text:p text:style-name="P5"><text:span text:style-name="T7">http://</text:span>www.gnu.org</text:p>
      <text:p text:style-name="P5"><text:span text:style-name="T7">http://</text:span>www.linuxcommand.org </text:p>
      <text:p text:style-name="P7">http://www.ibm.com/developerworks/linux/</text:p>
      <text:p text:style-name="P6">https://fedoraproject.org </text:p>
      <text:p text:style-name="P6">https://ask.fedoraproject.org/ </text:p>
      <text:p text:style-name="P6">http://planet.fedoraproject.org/ </text:p>
      <text:p text:style-name="P6">http://docs.fedoraproject.org </text:p>
      <text:p text:style-name="P6">http://www.fedoraforum.org/ </text:p>
      <text:p text:style-name="P6">http://www.mjmwired.net/</text:p>
      <text:h text:style-name="P16" text:outline-level="2"/>
      <text:h text:style-name="P17" text:outline-level="2">Shell Scripting <text:span text:style-name="T6">Cheat Sheet</text:span></text:h>
      <text:p text:style-name="P2"/>
      <text:p text:style-name="P2"><text:span text:style-name="T1">Use a shebang like: <text:s/></text:span><text:span text:style-name="T3">#!/bin/bash</text:span></text:p>
      <text:p text:style-name="P8"/>
      <text:p text:style-name="P2"><text:span text:style-name="T1">To trace the script use: </text:span><text:span text:style-name="T3">#!/bin/bash -x </text:span></text:p>
      <text:p text:style-name="P2"/>
      <text:p text:style-name="P10"># start Comments</text:p>
      <text:p text:style-name="P2"/>
      <text:p text:style-name="P2"><text:span text:style-name="T2">Exiting</text:span><text:span text:style-name="T1">: <text:s/></text:span><text:span text:style-name="T3">exit &lt;Num. from 0 to 255&gt;</text:span></text:p>
      <text:p text:style-name="P2"/>
      <text:p text:style-name="P10">echo "can print strings"</text:p>
      <text:p text:style-name="P2"/>
      <text:p text:style-name="P3">Here scripts:</text:p>
      <text:p text:style-name="P2"/>
      <text:p text:style-name="P4">COMMAND &lt;&lt;FLAG</text:p>
      <text:p text:style-name="P4">standard input for the command</text:p>
      <text:p text:style-name="P4">FLAG</text:p>
      <text:p text:style-name="P2"/>
      <text:p text:style-name="P3">With tabs suppressed:</text:p>
      <text:p text:style-name="P3"/>
      <text:p text:style-name="P4">COMMAND &lt;&lt;-FLAG</text:p>
      <text:p text:style-name="P4">standard input for the command</text:p>
      <text:p text:style-name="P4">FLAG</text:p>
      <text:p text:style-name="P2"/>
      <text:p text:style-name="P2"/>
      <text:p text:style-name="P2"><text:span text:style-name="T1">Variables: </text:span><text:span text:style-name="T3">&lt;NAME&gt;=&lt;sTRING&gt;|&lt;INTEGER&gt;</text:span></text:p>
      <text:p text:style-name="P10"><text:span text:style-name="T5">Using variables:</text:span> $&lt;NAME&gt; - can go inside a string as well, </text:p>
      <text:p text:style-name="P8"/>
      <text:p text:style-name="P2"/>
      <text:p text:style-name="P2"><text:span text:style-name="T1">Reading from Keyboard: </text:span><text:span text:style-name="T3">read &lt;VARIABLE&gt;</text:span></text:p>
      <text:p text:style-name="P2"/>
      <text:p text:style-name="P2"><text:span text:style-name="T1">Arithmetic: </text:span><text:span text:style-name="T3">$((&lt;OPERAND&gt; +|-|*|/|%|** &lt;OPERAND&gt;))</text:span></text:p>
      <text:p text:style-name="P2"/>
      <text:p text:style-name="P3">Command Substitution:</text:p>
      <text:p text:style-name="P4">$(&lt;COMMAND&gt;)</text:p>
      <text:p text:style-name="P4">`&lt;COMMAND&gt;` <text:span text:style-name="T6">#</text:span>Old sh style. Works on bash</text:p>
      <text:p text:style-name="P2"/>
      <text:p text:style-name="P3">Branching:</text:p>
      <text:p text:style-name="P2"/>
      <text:p text:style-name="P9">Test expressions</text:p>
      <text:p text:style-name="P2"/>
      <text:p text:style-name="P12">test &lt;EXPRESSION&gt;</text:p>
      <text:p text:style-name="P12">or</text:p>
      <text:p text:style-name="P12">[ &lt;EXPRESSION&gt; ]</text:p>
      <text:p text:style-name="P2"/>
      <text:p text:style-name="P9"/>
      <text:p text:style-name="P9"/>
      <text:p text:style-name="P9"><text:soft-page-break/>If</text:p>
      <text:p text:style-name="P2"/>
      <text:p text:style-name="P11">i<text:span text:style-name="T3">f COMMANDS; then</text:span></text:p>
      <text:p text:style-name="P12"><text:s text:c="4"/>COMMANDS</text:p>
      <text:p text:style-name="P12">[elif commands; then</text:p>
      <text:p text:style-name="P12"><text:s text:c="4"/>COMMANDS ...]</text:p>
      <text:p text:style-name="P12">[else</text:p>
      <text:p text:style-name="P12"><text:s text:c="4"/>COMMANDS]</text:p>
      <text:p text:style-name="P12">fi</text:p>
      <text:p text:style-name="P2"/>
      <text:p text:style-name="P9">Case</text:p>
      <text:p text:style-name="P2"/>
      <text:p text:style-name="P12">case &lt;STRING&gt; in</text:p>
      <text:p text:style-name="P12"><text:s text:c="4"/>&lt;PATTERN&gt;[|&lt;PATTERN&gt;...] ) &lt;COMMANDS&gt; ;;</text:p>
      <text:p text:style-name="P12">esac</text:p>
      <text:p text:style-name="P2"/>
      <text:p text:style-name="P3">Loops</text:p>
      <text:p text:style-name="P2"/>
      <text:p text:style-name="P4">while &lt;COMMANDS&gt;; do</text:p>
      <text:p text:style-name="P4"><text:s text:c="4"/>&lt;COMMANDS&gt;</text:p>
      <text:p text:style-name="P4">done</text:p>
      <text:p text:style-name="P4"/>
      <text:p text:style-name="P4">until &lt;COMMANDS&gt;; do</text:p>
      <text:p text:style-name="P4"><text:s text:c="4"/>&lt;COMMANDS&gt;</text:p>
      <text:p text:style-name="P4">done</text:p>
      <text:p text:style-name="P4"/>
      <text:p text:style-name="P4">for &lt;NAME&gt; [in &lt;WORDS&gt; ... ] ; do </text:p>
      <text:p text:style-name="P4"><text:s text:c="4"/>&lt;COMMANDS&gt;</text:p>
      <text:p text:style-name="P4">done</text:p>
      <text:p text:style-name="P2"/>
      <text:p text:style-name="P3">Functions:</text:p>
      <text:p text:style-name="P3"/>
      <text:p text:style-name="P4">&lt;FUNCTION_NAME&gt;()</text:p>
      <text:p text:style-name="P4">{</text:p>
      <text:p text:style-name="P4"><text:s text:c="4"/>#Must be non-empty.</text:p>
      <text:p text:style-name="P4"><text:s text:c="4"/>#Must be defined before use</text:p>
      <text:p text:style-name="P4"><text:s text:c="4"/>#Access parameters using $1, $2, etc</text:p>
      <text:p text:style-name="P4"><text:s text:c="4"/>#Number of parameters is stored in $#</text:p>
      <text:p text:style-name="P4"><text:s text:c="4"/>#Use shift to move to the next parameter in a loop</text:p>
      <text:p text:style-name="P4"><text:s text:c="4"/>#Use "$@" in a for loop</text:p>
      <text:p text:style-name="P4"><text:s text:c="4"/>#Mind the $IFS variable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ourier New" fo:font-size="9pt" officeooo:rsid="001897ba" officeooo:paragraph-rsid="0006cb25" style:font-size-asian="9pt" style:font-size-complex="9pt"/>
    </style:style>
    <style:page-layout style:name="Mpm1">
      <style:page-layout-properties fo:page-width="8.5in" fo:page-height="11in" style:num-format="1" style:print-orientation="portrait" fo:margin-top="0.5728in" fo:margin-bottom="0.333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in" fo:margin-top="0.1965in"/>
      </style:footer-style>
    </style:page-layout>
  </office:automatic-styles>
  <office:master-styles>
    <style:master-page style:name="Standard" style:page-layout-name="Mpm1">
      <style:footer>
        <text:p text:style-name="MP1">This work is licensed under a Creative Commons Attribution-ShareAlike 3.0 Unported License.</text:p>
        <text:p text:style-name="MP1">http://creativecommons.org/licenses/by-sa/3.0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08:12:15.185582646</meta:creation-date>
    <dc:date>2013-08-24T20:28:00.862184597</dc:date>
    <meta:editing-duration>PT4M50S</meta:editing-duration>
    <meta:editing-cycles>4</meta:editing-cycles>
    <meta:generator>LibreOffice/4.1.0.4$Linux_X86_64 LibreOffice_project/410$Build-4</meta:generator>
    <dc:creator>Ashwith Rego</dc:creator>
    <meta:document-statistic meta:table-count="0" meta:image-count="0" meta:object-count="0" meta:page-count="5" meta:paragraph-count="171" meta:word-count="561" meta:character-count="4388" meta:non-whitespace-character-count="3087"/>
  </office:meta>
</office:document-meta>
</file>